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066cb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officeooo:rsid="00080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 añade</text:span> una tabla a la base de datos alumnos que represente las matrículas de los alumnos. Consta de los siguientes campos:</text:p>
      <text:p text:style-name="P3">DNI: varchar(9).</text:p>
      <text:p text:style-name="P3">NombreMódulo: varchar(60).</text:p>
      <text:p text:style-name="P3">Curso: varchar(5), el curso se forma con los dos años que lo componen separados por un guión, por ejemplo 11-12.</text:p>
      <text:p text:style-name="P3">Nota: double.</text:p>
      <text:p text:style-name="P3">Recuerda rellenar la tabla con algunos datos para que puedas hacer pruebas.</text:p>
      <text:p text:style-name="P3"/>
      <text:p text:style-name="P2"><text:span text:style-name="T1">Se c</text:span>rea un componente nuevo en el proyecto Alumno que para gestionar toda esta información.</text:p>
      <text:p text:style-name="P2">Además del código necesario para gestionar las propiedades del componente y mantener la información de la base de datos en un vector interno, <text:span text:style-name="T1">se</text:span> incluy<text:span text:style-name="T1">en</text:span> los siguientes métodos:</text:p>
      <text:p text:style-name="P3">seleccionarFila(i): recupera en las propiedades del componente el registro número i del vector.</text:p>
      <text:p text:style-name="P3"/>
      <text:p text:style-name="P3">RecargarDNI(): recarga la estructura interna del componente con las matrículas de un DNI en particular.</text:p>
      <text:p text:style-name="P3"/>
      <text:p text:style-name="P3">AddMatricula(): añade un registro nuevo a la base de datos con la información almacenada en las propiedades del componente.</text:p>
      <text:p text:style-name="P3"/>
      <text:p text:style-name="P3">Dado que el componente puede funcionar en dos modos diferentes (todos los alumnos o un alumno concreto) se genera un evento cada vez que se cambi<text:span text:style-name="T1">a</text:span> de modo, es decir, cuando se carguen todas las matrículas se lanza un evento que lo señale y cuando se carg<text:span text:style-name="T1">an</text:span> las matrículas para un solo alumno también.</text:p>
      <text:p text:style-name="P3"/>
      <text:p text:style-name="P3"><text:span text:style-name="T1">Se crea</text:span> un proyecto de prueba del componente en el que <text:span text:style-name="T1">se crea</text:span> un listado de todas las matrículas que hay en el sistema, y luego un listado de las matrículas de un alumno concreto.</text:p>
      <text:p text:style-name="P3"/>
      <text:p text:style-name="P3">Cuando <text:span text:style-name="T1">se carga</text:span> la matricula del usuario <text:span text:style-name="T1">en </text:span>concreto <text:span text:style-name="T1">se</text:span> captura el evento generado al cambiar de modo.</text:p>
      <text:p text:style-name="P3"/>
      <text:p text:style-name="P3"><text:span text:style-name="T1">Se agrega</text:span> el código necesario para añadir una matrícula nueva a la base de dat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22:12:20.830000000</dc:date>
    <meta:editing-duration>PT9M47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5" meta:word-count="272" meta:character-count="1618" meta:non-whitespace-character-count="1361"/>
  </office:meta>
</office:document-meta>
</file>